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33000000326FA43625.png"/>
  <manifest:file-entry manifest:media-type="image/png" manifest:full-path="Pictures/100000000000003300000033035D9529.png"/>
  <manifest:file-entry manifest:media-type="image/png" manifest:full-path="Pictures/100000000000003300000033F647DB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.348cm" svg:height="1.348cm" svg:x="2.3cm" svg:y="2.352cm">
          <draw:image xlink:href="Pictures/100000000000003300000033F647DBDB.png" xlink:type="simple" xlink:show="embed" xlink:actuate="onLoad">
            <text:p/>
          </draw:image>
        </draw:frame>
        <draw:frame draw:style-name="gr1" draw:text-style-name="P1" draw:layer="layout" svg:width="1.348cm" svg:height="1.348cm" svg:x="6.3cm" svg:y="2.352cm">
          <draw:image xlink:href="Pictures/100000000000003300000033035D9529.png" xlink:type="simple" xlink:show="embed" xlink:actuate="onLoad">
            <text:p/>
          </draw:image>
        </draw:frame>
        <draw:frame draw:style-name="gr1" draw:text-style-name="P1" draw:layer="layout" svg:width="1.348cm" svg:height="1.322cm" svg:x="10.3cm" svg:y="2.378cm">
          <draw:image xlink:href="Pictures/1000000000000033000000326FA43625.png" xlink:type="simple" xlink:show="embed" xlink:actuate="onLoad">
            <text:p/>
          </draw:image>
        </draw:frame>
        <draw:frame draw:style-name="gr2" draw:layer="layout" svg:width="4cm" svg:height="1.25cm" svg:x="1cm" svg:y="4cm">
          <draw:text-box>
            <text:p text:style-name="P1">None</text:p>
          </draw:text-box>
        </draw:frame>
        <draw:frame draw:style-name="gr2" draw:layer="layout" svg:width="4cm" svg:height="1.25cm" svg:x="5cm" svg:y="4cm">
          <draw:text-box>
            <text:p text:style-name="P1">Message</text:p>
          </draw:text-box>
        </draw:frame>
        <draw:frame draw:style-name="gr2" draw:layer="layout" svg:width="4cm" svg:height="1.25cm" svg:x="9cm" svg:y="4cm">
          <draw:text-box>
            <text:p text:style-name="P1">Ru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2:27:55</dc:date>
    <meta:editing-duration>PT52M1S</meta:editing-duration>
    <meta:editing-cycles>18</meta:editing-cycles>
    <meta:generator>LibreOffice/3.4$Unix LibreOffice_project/340m1$Build-203</meta:generator>
    <meta:document-statistic meta:object-count="6"/>
  </office:meta>
</office:document-meta>
</file>